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d7e9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officeooo:paragraph-rsid="000d7e9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officeooo:paragraph-rsid="000f41cc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8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Code: MICTC-203, </text:p>
      <text:p text:style-name="P1">Course Name: Computer Vision, </text:p>
      <text:p text:style-name="P1">Credit: 3</text:p>
      <text:p text:style-name="P2"/>
      <text:p text:style-name="P3"><text:span text:style-name="T1">Digital Image Formation and low-level processing:</text:span> Overview and State-of-the-art, Fundamentals of Image Formation, </text:p>
      <text:p text:style-name="P3"/>
      <text:p text:style-name="P3"><text:span text:style-name="T1">Transformation:</text:span> Orthogonal, Euclidean, Affine, Projective; Fourier Transform, Convolution and Filtering, Image Enhancement, Restoration, Histogram Processing.</text:p>
      <text:p text:style-name="P3"/>
      <text:p text:style-name="P3"><text:span text:style-name="T1">Feature Extraction:</text:span> Edges -Canny, LOG, DOG; Line detectors (Hough Transform), Corners-Harris and Hessian Affine, Orientation Histogram, SIFT, SURF, HOG, GLOH, Scale-Space. Analysis-Image Pyramids and Gaussian derivative filters, Gabor Filters and DWT. </text:p>
      <text:p text:style-name="P3"/>
      <text:p text:style-name="P3"><text:span text:style-name="T1">Image Segmentation:</text:span> Region Growing, Edge Based approaches to segmentation, Mean- Shift, Texture Segmentation; Object detection. </text:p>
      <text:p text:style-name="P3"/>
      <text:p text:style-name="P4"><text:span text:style-name="T1">Pattern Analysis: </text:span>Clustering: K-Means, K-Medoids, </text:p>
      <text:p text:style-name="P4"/>
      <text:p text:style-name="P4"><text:span text:style-name="T1">Classification: </text:span>Discriminant Function, Supervised, Un-supervised, Semi-supervised; </text:p>
      <text:p text:style-name="P3"/>
      <text:p text:style-name="P3"><text:span text:style-name="T1">Classifiers:</text:span> Bayes, KNN, ANN models; </text:p>
      <text:p text:style-name="P3"/>
      <text:p text:style-name="P3"><text:span text:style-name="T1">Dimensionality Reduction:</text:span> PCA, LDA. </text:p>
      <text:p text:style-name="P3"/>
      <text:p text:style-name="P3"><text:span text:style-name="T1">Motion Analysis:</text:span> Background Subtraction and Modeling, Optical Flow, KLT, Spatio-Temporal Analysis, Dynamic Stereo; Motion parameter estimation. </text:p>
      <text:p text:style-name="P3"/>
      <text:p text:style-name="P3"><text:span text:style-name="T1">Laboratory Work:</text:span> To implement various techniques and algorithms studied during the cours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3:05:22.431355924</meta:creation-date>
    <dc:date>2023-03-16T13:10:30.372846921</dc:date>
    <meta:editing-duration>PT5M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31" meta:character-count="1155" meta:non-whitespace-character-count="1027"/>
  </office:meta>
</office:document-meta>
</file>